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8955c" officeooo:paragraph-rsid="000e1389" style:font-size-asian="14pt" style:font-size-complex="14pt"/>
    </style:style>
    <style:style style:name="P2" style:family="paragraph" style:parent-style-name="Standard">
      <style:text-properties fo:font-size="14pt" officeooo:rsid="000afcc6" officeooo:paragraph-rsid="000e1389" style:font-size-asian="14pt" style:font-size-complex="14pt"/>
    </style:style>
    <style:style style:name="P3" style:family="paragraph" style:parent-style-name="Standard">
      <style:text-properties fo:font-size="14pt" officeooo:rsid="000a6c46" officeooo:paragraph-rsid="000e1389" style:font-size-asian="14pt" style:font-size-complex="14pt"/>
    </style:style>
    <style:style style:name="P4" style:family="paragraph" style:parent-style-name="Standard">
      <style:text-properties fo:font-size="14pt" officeooo:rsid="0008955c" officeooo:paragraph-rsid="000e1389" fo:background-color="#ffffff" style:font-size-asian="14pt" style:font-size-complex="14pt"/>
    </style:style>
    <style:style style:name="P5" style:family="paragraph" style:parent-style-name="Standard">
      <style:text-properties fo:font-size="14pt" officeooo:rsid="000afcc6" officeooo:paragraph-rsid="000e1389" fo:background-color="#ffffff" style:font-size-asian="14pt" style:font-size-complex="14pt"/>
    </style:style>
    <style:style style:name="P6" style:family="paragraph" style:parent-style-name="Standard">
      <style:text-properties fo:font-size="14pt" officeooo:rsid="000a6c46" officeooo:paragraph-rsid="000e1389" fo:background-color="#ffffff" style:font-size-asian="14pt" style:font-size-complex="14pt"/>
    </style:style>
    <style:style style:name="P7" style:family="paragraph" style:parent-style-name="Standard">
      <style:text-properties fo:font-size="14pt" officeooo:rsid="000956d8" officeooo:paragraph-rsid="000e1389" fo:background-color="#ffffff" style:font-size-asian="14pt" style:font-size-complex="14pt"/>
    </style:style>
    <style:style style:name="T1" style:family="text">
      <style:text-properties officeooo:rsid="000cbc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# import necessary packages</text:p>
      <text:p text:style-name="P1">import numpy as np</text:p>
      <text:p text:style-name="P1">import argparse</text:p>
      <text:p text:style-name="P1">import cv2</text:p>
      <text:p text:style-name="P4"># construct the argument parse and perse the argument</text:p>
      <text:p text:style-name="P1">ap = argperse.Argumentperser ()</text:p>
      <text:p text:style-name="P1">ap.add_argument (“-1”,”--image”, help = “path to the image”)</text:p>
      <text:p text:style-name="P1">args = vars (ap. perse_args())</text:p>
      <text:p text:style-name="P4"># load the image</text:p>
      <text:p text:style-name="P1">image = cv.imread(args[“image”])</text:p>
      <text:p text:style-name="P7"># define the list of <text:span text:style-name="T1">boundaries</text:span></text:p>
      <text:p text:style-name="P3"><text:span text:style-name="T1">boundaries</text:span> = [</text:p>
      <text:p text:style-name="P3">([17,15, 100], [80,56,200])</text:p>
      <text:p text:style-name="P3">([86,31,4], [220,88,50])</text:p>
      <text:p text:style-name="P3">([25,146,190], [62, 174,250])</text:p>
      <text:p text:style-name="P3">([103,86, 65], [145,133])</text:p>
      <text:p text:style-name="P3">]</text:p>
      <text:p text:style-name="P6"># loop over the <text:span text:style-name="T1">boundaries</text:span></text:p>
      <text:p text:style-name="P3">for(lower, upper) in <text:span text:style-name="T1">boundaries</text:span>:</text:p>
      <text:p text:style-name="P6"># create numpy array from the <text:span text:style-name="T1">boundaries</text:span></text:p>
      <text:p text:style-name="P3">lower= np.array(lower, dtype = “uint8”)</text:p>
      <text:p text:style-name="P2">upper= np.array(upper,dtype = “uint8”)</text:p>
      <text:p text:style-name="P5"># find the colors within the <text:span text:style-name="T1">specified</text:span> <text:span text:style-name="T1">boundaries</text:span> and apply <text:span text:style-name="T1">the</text:span> mask</text:p>
      <text:p text:style-name="P2">mask= cv.inrange(image, lower, upper)</text:p>
      <text:p text:style-name="P2">output = cv2.bitwise_and(image, image, mask = mask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6T06:54:21.131000000</meta:creation-date>
    <dc:date>2021-07-16T06:57:38.254000000</dc:date>
    <meta:editing-duration>PT3M18S</meta:editing-duration>
    <meta:editing-cycles>1</meta:editing-cycles>
    <meta:document-statistic meta:table-count="0" meta:image-count="0" meta:object-count="0" meta:page-count="1" meta:paragraph-count="25" meta:word-count="115" meta:character-count="774" meta:non-whitespace-character-count="685"/>
    <meta:generator>Neat_Office/6.2.8.2$Windows_x86 LibreOffice_project/</meta:generator>
  </office:meta>
</office:document-meta>
</file>